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2_3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Mitchell Levi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rch 23, 1891</text:p>
      <text:p text:style-name="P5">Month<text:tab/><text:tab/><text:tab/><text:tab/><text:tab/><text:tab/>March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Charleston</text:p>
      <text:p text:style-name="P5">State<text:tab/><text:tab/><text:tab/><text:tab/><text:tab/><text:tab/>SC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From No. 1./</text:p>
      <text:p text:style-name="P2">THE WESTERN UNION TELEGRAPH COMPANY./</text:p>
      <text:p text:style-name="P3">This company TRANSMITS and DELIVERS messages only on conditions limiting its liability, which have been assented to by the sender of the following message./ <text:s/>Errors can be guarded against only by repeating a message back to the sending station for comparison, and the Company will not hold itself liable for errors or delays/ in the transmission or delivery of Unrepeated Messages, beyond the amount of tolls paid thereon, nor in any case where the claim is not presented in writing within sixty days/ after the message is filed with the Company for transmission./</text:p>
      <text:p text:style-name="P3">This is an UNREPEATED MESSAGE, and is delivered by request of the sender, under the conditions named above/</text:p>
      <text:p text:style-name="P3">THOS. T. ECKERT, General Manager.<text:tab/><text:tab/><text:tab/><text:tab/>NORVIN GREEN, President./</text:p>
      <text:p text:style-name="P3">NUMBER<text:tab/>SENT BY<text:tab/>REC'D BY<text:tab/><text:tab/>CHECK/</text:p>
      <text:p text:style-name="P3">39 P <text:tab/><text:tab/>Jr<text:tab/><text:tab/>h<text:tab/><text:tab/><text:tab/>11 paid/</text:p>
      <text:p text:style-name="P3">RECEIVED at 334 N. 3rd St.<text:tab/><text:tab/><text:tab/><text:tab/><text:tab/><text:tab/>3[/ inserted by author]23 1891/</text:p>
      <text:p text:style-name="P3"><text:soft-page-break/>Dated Charleston SC 23/</text:p>
      <text:p text:style-name="P3">To Rev Dr S. Morais/ 546 N 5 St Pha/</text:p>
      <text:p text:style-name="P3">Hearty Congratulations may you/ be spared to officiate/ for many years/ Mr and Mrs Mitchell/ Levi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2T15:22:09.05</meta:creation-date>
    <meta:document-statistic meta:table-count="0" meta:image-count="0" meta:object-count="0" meta:page-count="3" meta:paragraph-count="71" meta:word-count="344" meta:character-count="2317"/>
    <dc:date>2011-11-22T15:29:03.67</dc:date>
    <dc:creator>Penn Libraries</dc:creator>
    <meta:editing-duration>PT00H06M54S</meta:editing-duration>
    <meta:editing-cycles>1</meta:editing-cycles>
    <meta:generator>OpenOffice.org/3.2$Win32 OpenOffice.org_project/320m12$Build-9483</meta:generator>
  </office:meta>
</office:document-meta>
</file>